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d7f97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2000e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paragraph-rsid="001d7f97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zxx" fo:country="none" style:text-underline-style="solid" style:text-underline-width="auto" style:text-underline-color="font-color" fo:font-weight="bold" officeooo:rsid="002000e1" officeooo:paragraph-rsid="002000e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paragraph-rsid="001b811b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paragraph-rsid="001d7f97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1">
      <style:text-properties fo:language="zxx" fo:country="none" fo:font-weight="normal" officeooo:paragraph-rsid="001d7f97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paragraph-rsid="002000e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fo:font-style="normal" fo:font-weight="normal" officeooo:paragraph-rsid="001d7f9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text-properties fo:font-size="14pt" fo:language="zxx" fo:country="none" fo:font-weight="bold" officeooo:paragraph-rsid="001d7f9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 FONCTIONNEL : PHOTO FOR YOU</text:p>
      <text:p text:style-name="P1"/>
      <text:p text:style-name="P12">1.Présentation générale </text:p>
      <text:p text:style-name="P1"><text:tab/><text:span text:style-name="T2">1.Présentation de la Société </text:span></text:p>
      <text:p text:style-name="P6"/>
      <text:p text:style-name="P6">La société <text:span text:style-name="T3">AtelierLumière</text:span> est un laboratoire photographique professionnel situé à Paris (14ème arrondissement) et créé en 2006. Composé d’une équipe de quatre personnes : Flippo Raverdi (dirigeant et photographe), Sophie Pierre (partie administrative), Jean-Marc Tomé et Bernard Guillaume (retouches et tirages). </text:p>
      <text:p text:style-name="P6"/>
      <text:p text:style-name="P6"><text:span text:style-name="T3">AtelierLumière</text:span> est spécialisé dans le tirage photographique et la retouche pour les professionnels. (Tirages lors d’expositions, retouches pour des magazines...) </text:p>
      <text:p text:style-name="P6"/>
      <text:p text:style-name="P7">Ses principales activités sont les suivantes : </text:p>
      <text:p text:style-name="P7">- numérisation de tout support</text:p>
      <text:p text:style-name="P7"><text:s/>-développement de fichiers RAW1</text:p>
      <text:p text:style-name="P7">- la retouche créative</text:p>
      <text:p text:style-name="P7">- Le tirage jet d’encre d’exposition et l’épreuvage</text:p>
      <text:p text:style-name="P7"/>
      <text:p text:style-name="P7">La société <text:span text:style-name="T3">AtelierLumière</text:span> véhicule son image autour de l’artisanal. En effet elle s’est fait une solide réputation chez les photographes auteurs comme chez les professionnels de la mode. </text:p>
      <text:p text:style-name="P7"/>
      <text:p text:style-name="P7"><text:tab/><text:span text:style-name="T2">2.Contexte </text:span></text:p>
      <text:p text:style-name="P7"/>
      <text:p text:style-name="P7">Afin de diversifier son activité et faire profiter de son savoir-faire un plus grand nombre. La société <text:span text:style-name="T3">AtelierLumière</text:span> voudrait proposer la vente en ligne de photographies d’auteur. La vente en ligne de photographies est déjà assurée par d’autres concurrents comme : <text:span text:style-name="T3">Fotolia</text:span> (<text:span text:style-name="T5">http://fr.fotolia.com</text:span>) , <text:span text:style-name="T3">DarqRoom</text:span> <text:span text:style-name="T5">(http://www.darqroom.com</text:span>), etc. Il sera donc important de se démarquer de ces concurrents en se basant sur la notoriété de le société et son expérience mais aussi en axant sur l’aspect photo d’art ! </text:p>
      <text:p text:style-name="P7"/>
      <text:p text:style-name="P13">2.Expression fonctionnelle du besoin </text:p>
      <text:p text:style-name="P8"/>
      <text:p text:style-name="P8"><text:tab/><text:span text:style-name="T2">1.Objectifs </text:span></text:p>
      <text:p text:style-name="P8"/>
      <text:p text:style-name="P8"><text:tab/>Vente et achat de photographies. </text:p>
      <text:p text:style-name="P8"><text:tab/>Attirer de nouveaux clients. </text:p>
      <text:p text:style-name="P8"><text:tab/>Augmenter le CA et les bénéfices. </text:p>
      <text:p text:style-name="P8"/>
      <text:p text:style-name="P8"><text:tab/><text:span text:style-name="T2">2.Cibles et caractéristiques </text:span></text:p>
      <text:p text:style-name="P8"><text:tab/></text:p>
      <text:p text:style-name="P8"><text:tab/>Vendeurs : photographes d’auteur (travaillant avec la société ou pas). </text:p>
      <text:p text:style-name="P2"><text:span text:style-name="T1"><text:tab/></text:span>Acheteur : magasine, journaux, industriels, particuliers, ... </text:p>
      <text:p text:style-name="P8"><text:tab/></text:p>
      <text:p text:style-name="P8"><text:tab/><text:span text:style-name="T2">3.Description du contenu </text:span></text:p>
      <text:p text:style-name="P8"><text:span text:style-name="T2"/></text:p>
      <text:p text:style-name="P8"><text:tab/>Le site devra permettre de présenter les éléments informationnels suivants : </text:p>
      <text:list xml:id="list426775505" text:style-name="L1">
        <text:list-header>
          <text:p text:style-name="P9"/>
        </text:list-header>
        <text:list-item>
          <text:p text:style-name="P9">enregistrement sur le site en tant que photographe ou client. </text:p>
        </text:list-item>
        <text:list-item>
          <text:p text:style-name="P9">la désinscription (cela entraine la perte des crédits et pour un photographe le retrait de toutes ses photos du catalogue) </text:p>
        </text:list-item>
        <text:list-item>
          <text:p text:style-name="P9">catalogue des photos à vendre classer par catégorie. </text:p>
        </text:list-item>
        <text:list-item>
          <text:p text:style-name="P9"><text:soft-page-break/>photos en promotion ou photos vedettes (les plus regardés ou qui correspondent au contexte) en première page. </text:p>
        </text:list-item>
        <text:list-item>
          <text:p text:style-name="P9">moteur de recherche rapide, avancé/multicritères </text:p>
        </text:list-item>
        <text:list-item>
          <text:p text:style-name="P9">gestion du caddie </text:p>
        </text:list-item>
        <text:list-item>
          <text:p text:style-name="P9">les photos achetées sont archivées chez le client et téléchargeables à tous moments </text:p>
        </text:list-item>
        <text:list-item>
          <text:p text:style-name="P9">Mise en place automatique d’un filigrane lors de la mise en ligne de photo.</text:p>
        </text:list-item>
        <text:list-item>
          <text:p text:style-name="P9">Le photographe fixe le prix de vente en nombre de crédit. (minimum 2 crédits-maximum 100 crédits) <text:s/></text:p>
        </text:list-item>
        <text:list-item>
          <text:p text:style-name="P9">Les photos sont en vente de manière exclusive (un seul achat après retrait du catalogue) </text:p>
        </text:list-item>
        <text:list-item>
          <text:p text:style-name="P9">L’achat se fait à partir de crédits que l’on doit acheter. (1 crédit = 5 euros) </text:p>
        </text:list-item>
      </text:list>
      <text:p text:style-name="P8"/>
      <text:p text:style-name="P8"/>
      <text:p text:style-name="P8"><text:tab/><text:span text:style-name="T2">4.Planning et coût </text:span></text:p>
      <text:p text:style-name="P8"/>
      <text:p text:style-name="P13">3.Exigences Fonctionnelles </text:p>
      <text:p text:style-name="P13"/>
      <text:p text:style-name="P2"><text:span text:style-name="T1"><text:tab/></text:span><text:span text:style-name="T2">1.Principales composantes </text:span></text:p>
      <text:p text:style-name="P2"/>
      <text:p text:style-name="P2"><text:tab/>•gestion des utilisateurs </text:p>
      <text:p text:style-name="P2"><text:tab/>•identification des utilisateurs </text:p>
      <text:p text:style-name="P2"><text:tab/>•gestion de l’espace client </text:p>
      <text:p text:style-name="P2"><text:tab/>•gestion de l’espace photographe </text:p>
      <text:p text:style-name="P2"><text:tab/>•gestion des commandes </text:p>
      <text:p text:style-name="P2"><text:tab/>•gestion des paiements </text:p>
      <text:p text:style-name="P2"><text:tab/>•gestion du catalogue </text:p>
      <text:p text:style-name="P2"><text:tab/>•moteur de recherche </text:p>
      <text:p text:style-name="P2"/>
      <text:p text:style-name="P4"><text:tab/>2.Fonctionnalités en «front office» </text:p>
      <text:p text:style-name="P2"/>
      <text:p text:style-name="P2">Les principales fonctionnalités d'un site e-commerce </text:p>
      <text:p text:style-name="P2">Le site doit permettre d'accéder aux fonctionnalités suivantes : </text:p>
      <text:p text:style-name="P2"/>
      <text:p text:style-name="P11">•Identification : </text:p>
      <text:p text:style-name="P2">Gérer l'identification des utilisateurs (photographes, clients, administrateurs). </text:p>
      <text:p text:style-name="P2">Gestion avec mots de passe cryptés. </text:p>
      <text:p text:style-name="P2">Prévoir un mécanisme de renvoi du login/mot de passe en cas d’oubli. </text:p>
      <text:p text:style-name="P2"/>
      <text:p text:style-name="P2">•Catalogue des photos : </text:p>
      <text:p text:style-name="P2">Affichage et l’ensemble des photos et des caractéristiques de chaque photo dans un organisation fonctionnelle. </text:p>
      <text:p text:style-name="P2">Nom de la photo </text:p>
      <text:p text:style-name="P2">Catégorie de la photo </text:p>
      <text:p text:style-name="P2">Taille de la photo en pixel </text:p>
      <text:p text:style-name="P2">Prix en crédit(s) </text:p>
      <text:p text:style-name="P2">Nom de l’auteur (du photographe). Un lien permet de consulter le profil du photographe. </text:p>
      <text:p text:style-name="P2">Zoom sur la photo mais avec filigrane. </text:p>
      <text:p text:style-name="P2"/>
      <text:p text:style-name="P2">•Gestion de l’espace photographe : </text:p>
      <text:p text:style-name="P2">Affichage de l’ensemble des photos déposées </text:p>
      <text:p text:style-name="P2">Création de sa fiche afin que les clients puissent consulter son profil. </text:p>
      <text:p text:style-name="P2">Possibilité d’ajouter ou de retirer des photos. </text:p>
      <text:p text:style-name="P2"><text:soft-page-break/>Les photos s’ajoutent en choisissant la catégorie et/ou sous catégorie et le prix.</text:p>
      <text:p text:style-name="P8">Les photos doivent avoir une résolution d’au moins 2400 x 1600 pixels. Les images doivent être au format JPEG. Le poids maximum du fichier ne doit pas dépasser 30 MB. </text:p>
      <text:p text:style-name="P8">Le photographe doit pouvoir modifier le prix de ses photos voir faire un promotion sur l’ensemble de ses photos. </text:p>
      <text:p text:style-name="P8">Lorsque le photographe à plus de 10 crédits sur son compte il peut demander un paiement soit par chèque soit par Paypal. </text:p>
      <text:p text:style-name="P8">Un photographe ne peut pas acheter de photographies. </text:p>
      <text:p text:style-name="P8"/>
      <text:p text:style-name="P8">•Gestion de l’espace client : </text:p>
      <text:p text:style-name="P8">Un client peut acheter une photo si son compte possède assez de crédits </text:p>
      <text:p text:style-name="P8">L’achat de crédits se fait via un moyen de paiement sécurisé. </text:p>
      <text:p text:style-name="P8"/>
      <text:p text:style-name="P10">•Gestion des commandes :</text:p>
      <text:p text:style-name="P10">Lors de l’achat d’une photo : le compte client est débité du nombre de crédit indiqué, celui du photographe est crédité de 50 % des crédits. <text:s/></text:p>
      <text:p text:style-name="P10"/>
      <text:p text:style-name="P10">•Catalogue des photos : </text:p>
      <text:p text:style-name="P10">Les photos sont classées par catégorie et sous-catégorie </text:p>
      <text:p text:style-name="P10">Une photo peut appartenir à plusieurs catégories. </text:p>
      <text:p text:style-name="P10">La catalogue donne des vignettes des photos ainsi que le prix en crédit.</text:p>
      <text:p text:style-name="P10">On doit pouvoir ajouter d’un simple click des photos au pannier. <text:s/></text:p>
      <text:p text:style-name="P10">On affiche maximum 25 photos par page. </text:p>
      <text:p text:style-name="P10"/>
      <text:p text:style-name="P10">3.Fonctionnalités en «back-office» : Administration </text:p>
      <text:p text:style-name="P10"/>
      <text:p text:style-name="P10"><text:tab/>1.Gestion des utilisateurs </text:p>
      <text:p text:style-name="P10"><text:tab/>Possibilité de mettre en stand-bye ou de supprimer un compte (pour non respect de certaines <text:tab/>règles), voir de modifier certains champs. </text:p>
      <text:p text:style-name="P10"/>
      <text:p text:style-name="P10"><text:tab/>2.Gestion du contenu informationnel </text:p>
      <text:p text:style-name="P10"><text:tab/>Ajout d’annonces ou de publicités </text:p>
      <text:p text:style-name="P3"><text:span text:style-name="T1"><text:tab/></text:span>Ajout de promotions (remise pris sur la part de la société <text:span text:style-name="T3">AtelierLumière</text:span> et non sur celle des <text:tab/>photographes dans ce cas) </text:p>
      <text:p text:style-name="P3"/>
      <text:p text:style-name="P3"><text:tab/>3.Gestion du catalogue</text:p>
      <text:p text:style-name="P3"><text:tab/>Ajout/Modification/Suppression de photos </text:p>
      <text:p text:style-name="P3"><text:tab/>Ajout/Modification/Suppression de catégorie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14:09:44.468000000</dc:date>
    <meta:editing-duration>PT4M4S</meta:editing-duration>
    <meta:editing-cycles>1</meta:editing-cycles>
    <meta:document-statistic meta:table-count="0" meta:image-count="0" meta:object-count="0" meta:page-count="3" meta:paragraph-count="92" meta:word-count="848" meta:character-count="5634" meta:non-whitespace-character-count="4769"/>
    <meta:generator>LibreOffice/6.1.3.2$Windows_X86_64 LibreOffice_project/86daf60bf00efa86ad547e59e09d6bb77c699acb</meta:generator>
  </office:meta>
</office:document-meta>
</file>